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6e2" officeooo:paragraph-rsid="0017d6e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R LETRAS </text:p>
      <text:p text:style-name="P1"/>
      <text:p text:style-name="P1">Index.html</text:p>
      <text:p text:style-name="P1"/>
      <text:p text:style-name="P1">&lt;head&gt;</text:p>
      <text:p text:style-name="P1"><text:tab/>&lt;meta charset="utf-8"</text:p>
      <text:p text:style-name="P1"><text:tab/>&lt;title&gt;importacion de letra&lt;/title&gt;</text:p>
      <text:p text:style-name="P1"><text:tab/>&lt;link href="https://fonts.googleapis.com/css?family=Lilita+One|Raleway" rel="stylesheet"&gt;</text:p>
      <text:p text:style-name="P1"><text:tab/>&lt;link rel="stylesheet" type="text/css" href="asset/css/style.css"&gt;</text:p>
      <text:p text:style-name="P1"><text:tab/></text:p>
      <text:p text:style-name="P1">&lt;/head&gt;</text:p>
      <text:p text:style-name="P1"/>
      <text:p text:style-name="P1">style.css</text:p>
      <text:p text:style-name="P1"/>
      <text:p text:style-name="P1">*{</text:p>
      <text:p text:style-name="P1"><text:tab/>margin:0;</text:p>
      <text:p text:style-name="P1"><text:tab/>padding:0;</text:p>
      <text:p text:style-name="P1">}</text:p>
      <text:p text:style-name="P1"/>
      <text:p text:style-name="P1">body{</text:p>
      <text:p text:style-name="P1">font-family: 'Lilita One', cursive;</text:p>
      <text:p text:style-name="P1">font-family: 'Raleway', sans-serif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49:53.547000000</meta:creation-date>
    <dc:date>2019-03-15T17:51:46.452000000</dc:date>
    <meta:editing-duration>PT1M54S</meta:editing-duration>
    <meta:editing-cycles>1</meta:editing-cycles>
    <meta:document-statistic meta:table-count="0" meta:image-count="0" meta:object-count="0" meta:page-count="1" meta:paragraph-count="18" meta:word-count="31" meta:character-count="363" meta:non-whitespace-character-count="341"/>
    <meta:generator>LibreOffice/5.4.6.2$Windows_X86_64 LibreOffice_project/4014ce260a04f1026ba855d3b8d91541c224eab8</meta:generator>
  </office:meta>
</office:document-meta>
</file>